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54ba9" officeooo:paragraph-rsid="00154ba9" style:font-weight-asian="bold" style:font-weight-complex="bold"/>
    </style:style>
    <style:style style:name="P2" style:family="paragraph" style:parent-style-name="Standard">
      <style:text-properties fo:font-weight="normal" officeooo:rsid="00176f99" officeooo:paragraph-rsid="00176f99" style:font-weight-asian="normal" style:font-weight-complex="normal"/>
    </style:style>
    <style:style style:name="T1" style:family="text">
      <style:text-properties officeooo:rsid="00154b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jedlog/povelja projekta</text:p>
      <text:p text:style-name="Standard">Naziv projekta: Sportska školica</text:p>
      <text:p text:style-name="Standard">Kratica: Spoško</text:p>
      <text:p text:style-name="Standard">Opis projekta: aplikacija koja omogućava rezervaciju termina za sportske vježbe. Korisnici će moći rezervirati vježbu za termin sa instruktorom, vidjeti podatke o instruktoru, otkazati termin vježbe<text:span text:style-name="T1"> i razne druge stvari koje su bitne za rezerviranje sportskih termina. Cilj aplikacije je povezati korisnike koji se bave sportom sa instruktorima koji im mogu pružiti trening. Aplikacija bi se smatrala uspješnom ako bi bila jednostavna za koristiti te ako bi dosegla određen broj korisnika.</text:span></text:p>
      <text:p text:style-name="Standard"/>
      <text:p text:style-name="P1">Plan projekta</text:p>
      <text:p text:style-name="P2">Faze izrade projekta:</text:p>
      <text:p text:style-name="P2">1. specifikacija zahtjeva</text:p>
      <text:p text:style-name="P2">2. smišljanje tehničkog rješenja (odabir tehnologija, način na koji će dijelovi aplikacije interaktirati...)</text:p>
      <text:p text:style-name="P2">3. izrada backenda (API-a i baze podataka)</text:p>
      <text:p text:style-name="P2">4. izrada web stranice</text:p>
      <text:p text:style-name="P2">5. testiranje programa</text:p>
      <text:p text:style-name="P1"/>
      <text:p text:style-name="P1">Studij izvedivosti projekta</text:p>
      <text:p text:style-name="P2"/>
      <text:p text:style-name="P1"/>
      <text:p text:style-name="P1">Specifikacija zahtjev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hr" fo:country="HR"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22:05:05.490690513</meta:creation-date>
    <dc:date>2025-03-25T22:43:17.776513415</dc:date>
    <meta:editing-duration>PT8M26S</meta:editing-duration>
    <meta:editing-cycles>4</meta:editing-cycles>
    <meta:generator>LibreOffice/25.2.1.2$Linux_X86_64 LibreOffice_project/520$Build-2</meta:generator>
    <meta:document-statistic meta:table-count="0" meta:image-count="0" meta:object-count="0" meta:page-count="1" meta:paragraph-count="13" meta:word-count="119" meta:character-count="864" meta:non-whitespace-character-count="758"/>
  </office:meta>
</office:document-meta>
</file>